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BPMidterm2</text:p>
          </table:table-cell>
          <table:table-cell office:value-type="string" calcext:value-type="string">
            <text:p>Homework7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table:number-columns-repeated="2"/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.76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/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/>
          <table:table-cell office:value-type="float" office:value="97.62" calcext:value-type="float">
            <text:p>97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11">00/00/0000</text:date>, <text:time style:data-style-name="N2" text:time-value="16:56:46.59783213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11T17:03:16.835422680</dc:date>
    <meta:editing-duration>PT1H45M</meta:editing-duration>
    <meta:editing-cycles>21</meta:editing-cycles>
    <meta:document-statistic meta:table-count="1" meta:cell-count="140" meta:object-count="0"/>
  </office:meta>
</office:document-meta>
</file>